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fo:hyphenation-ladder-count="no-limit"/>
      <style:text-properties style:font-name="Times New Roman" fo:font-size="12pt" fo:font-weight="bold" style:font-size-asian="12pt" style:font-weight-asian="bold" style:font-size-complex="12pt" style:font-weight-complex="bold" fo:hyphenate="true" fo:hyphenation-remain-char-count="2" fo:hyphenation-push-char-count="2"/>
    </style:style>
    <style:style style:name="P3" style:family="paragraph" style:parent-style-name="Standard">
      <style:paragraph-properties fo:margin-top="0cm" fo:margin-bottom="0cm" loext:contextual-spacing="false" fo:line-height="100%" fo:hyphenation-ladder-count="no-limit"/>
      <style:text-properties style:font-name="Times New Roman" fo:font-size="12pt" style:font-size-asian="12pt" style:font-size-complex="12pt" fo:hyphenate="true" fo:hyphenation-remain-char-count="2" fo:hyphenation-push-char-count="2"/>
    </style:style>
    <style:style style:name="P4" style:family="paragraph" style:parent-style-name="Standard">
      <style:paragraph-properties fo:margin-top="0cm" fo:margin-bottom="0cm" loext:contextual-spacing="false"/>
      <style:text-properties fo:font-weight="bold" style:font-weight-asian="bold"/>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style="italic" fo:font-weight="bold" style:font-size-asian="12pt" style:font-style-asian="italic" style:font-weight-asian="bold" style:font-size-complex="12pt"/>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paragraph-rsid="0015656a"/>
    </style:style>
    <style:style style:name="P11" style:family="paragraph" style:parent-style-name="Standard" style:master-page-name="Standard">
      <style:paragraph-properties fo:margin-top="0cm" fo:margin-bottom="0cm" loext:contextual-spacing="false" style:page-number="auto"/>
    </style:style>
    <style:style style:name="P12" style:family="paragraph" style:parent-style-name="List_20_Paragraph" style:list-style-name="WWNum1"/>
    <style:style style:name="P13" style:family="paragraph" style:parent-style-name="List_20_Paragraph" style:list-style-name="WWNum2"/>
    <style:style style:name="P14" style:family="paragraph" style:parent-style-name="List_20_Paragraph" style:list-style-name="WWNum3"/>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color="#4f81bd" fo:font-style="italic" fo:font-weight="bold" style:font-style-asian="italic" style:font-weight-asian="bold" style:font-style-complex="italic" style:font-weight-complex="bold"/>
    </style:style>
    <style:style style:name="T4" style:family="text">
      <style:text-properties officeooo:rsid="0015656a"/>
    </style:style>
    <style:style style:name="T5" style:family="text">
      <style:text-properties officeooo:rsid="0015d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Name:</text:span> Barry Robinson<text:bookmark text:name="_GoBack"/></text:p>
      <text:p text:style-name="P4">Address: </text:p>
      <text:p text:style-name="P1">30 Pleck House,</text:p>
      <text:p text:style-name="P1">2 Winterbourne Croft, </text:p>
      <text:p text:style-name="P1">Birmingham, </text:p>
      <text:p text:style-name="P1">B14 5PU</text:p>
      <text:p text:style-name="P1"/>
      <text:p text:style-name="P1">Tel : <text:s/>0121 451 1683</text:p>
      <text:p text:style-name="P1">Mob: 0777 079 1061</text:p>
      <text:p text:style-name="P1"/>
      <text:p text:style-name="P2">Kingston University</text:p>
      <text:p text:style-name="P3">Bsc (2.1), Information Systems Analysis and Design, 1991 - 1995</text:p>
      <text:p text:style-name="P2"/>
      <text:p text:style-name="P2">Quarry Bank, Liverpool</text:p>
      <text:p text:style-name="P3">Attend from 1977 - 1980</text:p>
      <text:p text:style-name="P5"/>
      <text:p text:style-name="Standard"><text:span text:style-name="T2">Photographer / Owner at New Street Photograph</text:span>y</text:p>
      <text:p text:style-name="P6">June 2012 - Present day</text:p>
      <text:p text:style-name="Standard">In June 2012 I to set up New Street Photography, providing a range of photographic services to a variety of clients from corporate events, to fashion, and portraits. I’ve undertaken a number of contracts, as well as personal projects, and some [but not all] of my work can be seen at <text:a xlink:type="simple" xlink:href="https://newstreet.photography/" text:style-name="Internet_20_link" text:visited-style-name="Visited_20_Internet_20_Link">https://newstreet.photography</text:a> &amp; <text:a xlink:type="simple" xlink:href="http://bwr.phto/" text:style-name="Internet_20_link" text:visited-style-name="Visited_20_Internet_20_Link">http://bwr.phto</text:a> respectively. </text:p>
      <text:p text:style-name="Standard">Highlights include being selected as one of Birmingham’s top 30 up-and-coming creatives, which lead to having my work showcased as part of the Three-week-window event held in Birmingham in 2012. </text:p>
      <text:p text:style-name="Standard">I've received a number of awards for my work, including Gold and highly commended award for documentary and event photography from The Societies of Wedding and Portrait Photographers, of which I am currently an accredited professional member. </text:p>
      <text:p text:style-name="P5">Photographer, founder at 1ML Studios</text:p>
      <text:p text:style-name="P6">September 2005 - March 2012 (8 years 7 months)</text:p>
      <text:p text:style-name="Standard">Founded a photographic studio producing and selling fine art photographic prints, stock photography, and merchandise though a number of online retail outlets and social media sites.</text:p>
      <text:p text:style-name="P5"/>
      <text:p text:style-name="P5"/>
      <text:p text:style-name="P5"/>
      <text:p text:style-name="P5"><text:soft-page-break/></text:p>
      <text:p text:style-name="P5">Freelance developer, consultant, mentor, and trainer.</text:p>
      <text:p text:style-name="P6">2001 to 2005 (4 years)</text:p>
      <text:p text:style-name="P7">Provided a range of services, some as a freelance consultant though BAE Systems delivering trainer and mentoring in the use for Java, J2EE for B2B E-commerce systems. </text:p>
      <text:p text:style-name="P7">Provided in house training and mentoring to development teams in the use of structure programming techniques to create reusable code in C/C++, along with general systems planing, development, testing, and the practical use of rapid iterative development and testing methods using UML.</text:p>
      <text:p text:style-name="Standard">As a freelance business consultant I've helped a range of companies from SMEs such as OTHER . MEDIA, a now globally recognised web development brand, consolidating their management structure. Right through to helping assisting local family run business <text:s/>create and develop social media marketing strategy to identify and connect with potential clients. <text:s/></text:p>
      <text:p text:style-name="P5">Senior Consultant at Valtech</text:p>
      <text:p text:style-name="P6">January 2000 - December 2001 (2 years)</text:p>
      <text:list xml:id="list4290830446983056684" text:style-name="WWNum1">
        <text:list-item>
          <text:p text:style-name="P12">Trained newly hired employees using a "boot camp" concept <text:s/>I developed for the initial engineering intake at Riversoft. I repurposed the concept to reduce expenditure by Valtech on newly hired consultants, sourcing intelligent graduate candidates, and putting them through intensive training to the technical standards required by the company in order to deliver the best possible solutions to our clients. This strategy allow<text:span text:style-name="T5">ed</text:span> Valtech to both reduce costs <text:span text:style-name="T5">for </text:span>new hires, while <text:span text:style-name="T5">simultaneously </text:span>managing salaries expectations. </text:p>
        </text:list-item>
        <text:list-item>
          <text:p text:style-name="P12">Mentored internal and external employees in the development of scaleable, multi user, multi-threaded system designed using Object Oriented Designed Methodologies based around UML in Java EJB/J2EE. </text:p>
        </text:list-item>
        <text:list-item>
          <text:p text:style-name="P12">Developed Java, and EJB software solutions for both internal and external company requirements, and clients.</text:p>
        </text:list-item>
        <text:list-item>
          <text:p text:style-name="P12">Led a team to examine and propose solutions to ongoing security threats posed by attacks on the company network risking exposure of sensitive clients data, as well as proprietary internal information. The team produced and delivered a report that became part of the business strategy, and was published as am addendum to the general business plan for Valtech UK for 2001. </text:p>
        </text:list-item>
        <text:list-item>
          <text:p text:style-name="P12"><text:soft-page-break/>Provided technical pre sales consultant support to evaluate customer system requirements, and formulate whiteboard architectures for potentially viable systems solutions in order to maximize sales opportunities.</text:p>
        </text:list-item>
        <text:list-item>
          <text:p text:style-name="P12">Developed architectures for a number of systems that where later implemented for blue chip clients.</text:p>
        </text:list-item>
        <text:list-item>
          <text:p text:style-name="P12">Delivered training courses in Java and EJB, as well as UML design and structured programming techniques and methodologies, both in house and on customer sites.</text:p>
        </text:list-item>
      </text:list>
      <text:p text:style-name="P5">Senior Research Engineer at Riversoft<text:tab/></text:p>
      <text:p text:style-name="P6">June 1996 - December 2000 (4 years 7 months)</text:p>
      <text:list xml:id="list3106440348995888036" text:style-name="WWNum2">
        <text:list-item>
          <text:p text:style-name="P13">I was the first employee at Riversoft, and was tasked with researching and implementing new technologies to create a GUI prototype interface to the existing network management server.</text:p>
        </text:list-item>
        <text:list-item>
          <text:p text:style-name="P13">I developed a strategy to hire graduates and researchers in mathematics and computer science with a period of intensive training through a boot camp process to give mathematics doctorate candidates skills in structured design and development <text:s/>methodologies required to deliver a stable and robust code.</text:p>
        </text:list-item>
        <text:list-item>
          <text:p text:style-name="P13">I lead a team of six programmers responsible for the development and design of various <text:s/>Interfaces to the existing network management server, including a Window/Java front end.</text:p>
        </text:list-item>
        <text:list-item>
          <text:p text:style-name="P13">I setup source code control and revision management systems to ensure source code integrity, and reliability, as well as fault management and reporting.</text:p>
        </text:list-item>
        <text:list-item>
          <text:p text:style-name="P13">I designed and put in place a set of procedures to evaluate skills gaps by assessing future requirements against upcoming development projects. By utilising knowledge of each team member's skills and development, along with learning <text:s/>preferences, we were able to match individuals best suited to acquire new skills in technologies in order to anticipate and keep ahead of development requirements while minimising the number unplanned for additional staff during a time of rapid expansion, while minimising the financial impact on a the company.</text:p>
        </text:list-item>
        <text:list-item>
          <text:p text:style-name="P13">Developed and implemented a high level message driven GUI architecture based around the system architecture to allow custom drop-in UI components to be developed and deployed end users utilising a low processing impact threaded trigger mechanism based on filtered wait states.</text:p>
        </text:list-item>
      </text:list>
      <text:p text:style-name="P5"><text:soft-page-break/>Senior Software Developer @ Micromuse Inc</text:p>
      <text:p text:style-name="P6">1995 - 1996 (1 year)</text:p>
      <text:list xml:id="list6614782045210411133" text:style-name="WWNum3">
        <text:list-item>
          <text:p text:style-name="P14">I started as a junior developer, and soon graduated to a senior development role.</text:p>
        </text:list-item>
        <text:list-item>
          <text:p text:style-name="P14">I initially developed probes and gateway programs for the Netcool Omnibus, a distributed, fault tolerant, multi user real time network management platform developed by Micromuse and based around Tibco Rendezvous. Netcool allowed users to manage multiple network devices, isolating faults, and de-duplicating alerts, while <text:s/>associating and linking devices to faults.</text:p>
        </text:list-item>
        <text:list-item>
          <text:p text:style-name="P14">I was also in charge of developing GUIs on Windows 95, NT, HP UX, and Solaris.</text:p>
        </text:list-item>
        <text:list-item>
          <text:p text:style-name="P14">All development was done in C/C++ using Sybase, Oracle, TCP/IP socket layer protocols.</text:p>
        </text:list-item>
        <text:list-item>
          <text:p text:style-name="P14">All windows development was conducted using Microsoft Visual C/C++, while all UNIX development was done using GCC, make files, and command line shell scripts.</text:p>
        </text:list-item>
        <text:list-item>
          <text:p text:style-name="P14">Version management was accomplished using RCS, an open source revision control system I recommended, and managed the role out program for. </text:p>
        </text:list-item>
      </text:list>
      <text:p text:style-name="P8">Personal Information: </text:p>
      <text:p text:style-name="Standard">I retired from the technology industry in 2005 <text:span text:style-name="T4">having deciding </text:span>to pursue a life <text:span text:style-name="T4">long passion for art and </text:span>photography <text:span text:style-name="T4">following the sale of Riversoft</text:span>. </text:p>
      <text:p text:style-name="P10"><text:span text:style-name="T4">I’ve always viewed technology as a highly creative endeavour, and that hasn’t changed. These days I’m not really all that sure whether implementation is the best use of my skills. I still feel passionately that technology can solve most problems we face </text:span>passion for creativity in all forms, and regard photography as art, which is the primary reason I no longer wish to pursue it as a career. </text:p>
      <text:p text:style-name="Standard">As a photographer I've constantly maintained an interest in technology. I obviously have a strong understanding and interest in imaging technologies , as <text:s/>well as broader subjects such as The Internet of things, home automation, AI, and the general use of information to facilitate greater integration into the sales and marketing process.</text:p>
      <text:p text:style-name="Standard"><text:s/>I’m a dynamic individual with experience of working at the highest levels organisation, who's I’ve personally contributed to the growth of two start-ups, bother of which where subsequently acquired by IBM, and whose technology is now valued at over a billion plus dollars and forms the core of the IBM Tivoli Network management suite. </text:p>
      <text:p text:style-name="Standard"><text:soft-page-break/>At Riversoft I was the first employ through the door, and the last one to leave at night! My faith and hard work in the company was rewarded with 175,000 shares [not options] which was given to me personally by two of its board senior board members, and personal friends [Sir Campbell Frasier – Chairman of <text:a xlink:type="simple" xlink:href="https://en.wikipedia.org/wiki/Dunlop_Rubber" text:style-name="Internet_20_link" text:visited-style-name="Visited_20_Internet_20_Link">Dunlop</text:a> 1971, Head of the CBI 1981, and Sir Trevor Robinson C.B.e - Trevor Robinson &amp; Co]. </text:p>
      <text:p text:style-name="P9">Referees:</text:p>
      <text:p text:style-name="P1">Phil Tee: </text:p>
      <text:p text:style-name="P1">CTO Mircomuse.</text:p>
      <text:p text:style-name="P1">CEO/CTO Riversoft.</text:p>
      <text:p text:style-name="P1">Current CEO &amp; Chairman of Moogsoft.</text:p>
      <text:p text:style-name="P1">Email: <text:a xlink:type="simple" xlink:href="mailto:phil@moogsoft.com" text:style-name="Internet_20_link" text:visited-style-name="Visited_20_Internet_20_Link">phil@moogsoft.com</text:a></text:p>
      <text:p text:style-name="P1"><text:a xlink:type="simple" xlink:href="mailto:phil@moogsoft.com" text:style-name="Internet_20_link" text:visited-style-name="Visited_20_Internet_20_Link"><text:span text:style-name="T3"/></text:a></text:p>
      <text:p text:style-name="P1">Paul Bradbrook</text:p>
      <text:p text:style-name="P1">Director of Positive Returns</text:p>
      <text:p text:style-name="P1">Email: <text:a xlink:type="simple" xlink:href="mailto:paul.bradbrook@positivereturn.co.uk" text:style-name="Internet_20_link" text:visited-style-name="Visited_20_Internet_20_Link">paul.bradbrook@positivereturn.co.uk</text:a></text:p>
      <text:p text:style-name="P1"/>
      <text:p text:style-name="P1">Trevor Robinson CBE</text:p>
      <text:p text:style-name="P1">Founder and owner of Trevor Robinson &amp; Co</text:p>
      <text:p text:style-name="P1">Director of Northern Trust Global Services Limited</text:p>
      <text:p text:style-name="P1">Email: <text:a xlink:type="simple" xlink:href="mailto:tr@trci.eu" text:style-name="Internet_20_link" text:visited-style-name="Visited_20_Internet_20_Link">tr@tric.eu</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loext:contextual-spacing="false" fo:line-height="100%" fo:orphans="2" fo:widows="2" fo:hyphenation-ladder-count="no-limit" style:writing-mode="lr-tb"/>
      <style:text-properties style:use-window-font-color="true" fo:hyphenate="false" fo:hyphenation-remain-char-count="2" fo:hyphenation-push-char-count="2"/>
    </style:style>
    <style:style style:name="Intense_20_Quote" style:display-name="Intense Quote" style:family="paragraph" style:parent-style-name="Standard" style:default-outline-level="" style:list-style-name="">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ry Robinson</meta:initial-creator>
    <meta:editing-cycles>10</meta:editing-cycles>
    <meta:creation-date>2015-12-29T23:20:00</meta:creation-date>
    <dc:date>2017-03-20T15:29:09.714069431</dc:date>
    <meta:editing-duration>PT8H51M14S</meta:editing-duration>
    <meta:generator>LibreOffice/5.1.6.2$Linux_X86_64 LibreOffice_project/10m0$Build-2</meta:generator>
    <meta:document-statistic meta:table-count="0" meta:image-count="0" meta:object-count="0" meta:page-count="5" meta:paragraph-count="69" meta:word-count="1348" meta:character-count="8664" meta:non-whitespace-character-count="7374"/>
    <meta:user-defined meta:name="AppVersion">15.0000</meta:user-defined>
    <meta:user-defined meta:name="Company">New Street Photograph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